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nux Biolinum G" svg:font-family="'Linux Biolinum G'" style:font-pitch="variable"/>
    <style:font-face style:name="Segoe UI" svg:font-family="'Segoe UI'" style:font-family-generic="system" style:font-pitch="variable"/>
    <style:font-face style:name="Slack-Lato" svg:font-family="Slack-Lato, Slack-Fractions, appleLogo, sans-serif"/>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nux Biolinum G" fo:font-size="10.5pt" style:font-size-asian="10.5pt" style:font-size-complex="10.5pt"/>
    </style:style>
    <style:style style:name="T1" style:family="text">
      <style:text-properties fo:font-variant="normal" fo:text-transform="none" fo:color="#d1d2d3" loext:opacity="100%" style:font-name="Slack-Lato" fo:font-size="11.25pt" fo:letter-spacing="normal" fo:font-style="normal" fo:font-weight="normal"/>
    </style:style>
    <style:style style:name="T2" style:family="text">
      <style:text-properties fo:font-variant="normal" fo:text-transform="none" fo:color="#d1d2d3" loext:opacity="100%" fo:font-size="11.25pt" fo:letter-spacing="normal" fo:font-style="normal" fo:font-weight="normal"/>
    </style:style>
    <style:style style:name="T3" style:family="text">
      <style:text-properties fo:font-variant="normal" fo:text-transform="none" fo:color="#d1d2d3" loext:opacity="100%" fo:letter-spacing="normal" fo:font-style="normal" fo:font-weight="normal"/>
    </style:style>
    <style:style style:name="T4" style:family="text">
      <style:text-properties fo:font-variant="normal" fo:text-transform="none"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Tela de Consulta de Todas as Vendas</text:span><text:line-break/><text:span text:style-name="T4">1. Introdução</text:span><text:line-break/><text:span text:style-name="T4">Bem-vindo ao guia detalhado da Tela de Consulta de Todas as Vendas. Este documento aborda como utilizar essa tela para consultar e gerenciar registros de vendas, independentemente do tipo.</text:span><text:line-break/><text:span text:style-name="T4">2. Consulta de Registros de Vendas</text:span><text:line-break/><text:span text:style-name="T4">A tela de consulta de vendas é uma ferramenta completa que centraliza informações de todas as vendas realizadas no sistema. Seja para acompanhar orçamentos, pedidos, vendas finalizadas ou notas fiscais, esta tela oferece funcionalidades abrangentes para garantir que você encontre e gerencie os dados necessários de forma eficiente.</text:span><text:line-break/><text:span text:style-name="T4">Funcionalidades Principais</text:span><text:line-break/><text:span text:style-name="T4">- Busca por Intervalos de Datas: Permite localizar vendas realizadas em períodos específicos.</text:span><text:line-break/><text:span text:style-name="T4">- Filtros Avançados: Inclui opções para filtrar por cliente, tipo de venda e status do documento.</text:span><text:line-break/><text:span text:style-name="T4">- Visualização Consolidada: Apresenta os dados de forma clara e organizada, agrupando informações relevantes em uma única tela.</text:span><text:line-break/><text:span text:style-name="T4">- Exportação de Dados: Possibilita a geração de relatórios para análise externa ou compartilhamento.</text:span><text:line-break/><text:span text:style-name="T4">3. Filtros de Busca</text:span><text:line-break/><text:span text:style-name="T4">Filtros Disponíveis na Tela de Vendas</text:span><text:line-break/><text:span text:style-name="T4">- Data Inicial e Final: Permite buscar registros dentro de um intervalo de datas.</text:span><text:line-break/><text:span text:style-name="T4">- Cliente: Filtra registros vinculados a um cliente específico.</text:span><text:line-break/><text:span text:style-name="T4">- Tipo de Venda: Exibe registros categorizados por tipo, como Orçamento, Pedido ou Nota Fiscal.</text:span><text:line-break/><text:span text:style-name="T4">- Status do Documento: Filtra registros com base no estado atual, como "Em Aberto", "Faturado" ou "Cancelado".</text:span><text:line-break/><text:span text:style-name="T4">Passo a Passo para Aplicar Filtros</text:span><text:line-break/><text:span text:style-name="T4">1. Acesse a tela de consulta de vendas.</text:span><text:line-break/><text:span text:style-name="T4">2. Preencha os campos de filtro desejados (ex.: período, cliente ou status).</text:span><text:line-break/><text:span text:style-name="T4">3. Clique no botão "Aplicar" para visualizar os resultados filtrados.</text:span><text:line-break/><text:span text:style-name="T4">4. Caso queira limpar os filtros, clique em "Limpar" e reconfigure as opções.</text:span><text:line-break/><text:span text:style-name="T4">4. Funcionalidades Específicas</text:span><text:line-break/><text:span text:style-name="T4">Encaminhamento</text:span><text:line-break/><text:span text:style-name="T4">- Descrição: Encaminha o registro selecionado para outro tipo de venda.</text:span><text:line-break/><text:span text:style-name="T4">Passo a Passo:</text:span><text:line-break/><text:span text:style-name="T4">1. Selecione o registro desejado na tabela.</text:span><text:line-break/><text:span text:style-name="T4">2. Clique no botão "Encaminhar" localizado no menu superior.</text:span><text:line-break/><text:span text:style-name="T4">3. Escolha o próximo tipo de venda no menu suspenso exibido.</text:span><text:line-break/><text:span text:style-name="T4">Cancelar Faturamento</text:span><text:line-break/><text:span text:style-name="T4">- Descrição: Reverte o faturamento de uma venda, permitindo ajustes ou correções antes de um novo envio.</text:span><text:line-break/><text:span text:style-name="T4">Passo a Passo:</text:span><text:line-break/><text:span text:style-name="T4">1. Localize o documento desejado utilizando os filtros de busca.</text:span><text:line-break/><text:span text:style-name="T4">2. Clique em "Cancelar Faturamento" na linha correspondente ao registro.</text:span><text:line-break/><text:span text:style-name="T4">3. Confirme a ação na caixa de diálogo que será exibida.</text:span><text:line-break/><text:span text:style-name="T4">Emitir Nota Fiscal</text:span><text:line-break/><text:span text:style-name="T4">- Descrição: Gera uma nota fiscal com base na(s) venda(s) selecionada(s).</text:span><text:line-break/><text:span text:style-name="T4">Passo a Passo:</text:span><text:line-break/><text:span text:style-name="T4">1. Clique em "Emitir NF".</text:span><text:line-break/><text:span text:style-name="T4">2. Verifique os campos obrigatórios na tela de emissão de notas fiscais.</text:span><text:line-break/><text:span text:style-name="T4">4. Valide as informações exibidas e realize a emissão da nota.</text:span><text:line-break/><text:span text:style-name="T4">5. Visualização</text:span><text:line-break/><text:span text:style-name="T4">- Agrupamento por Tipo de Venda: Organize os registros para facilitar a análise.</text:span><text:line-break/><text:span text:style-name="T4">- Exibição Personalizável: Oculte ou exiba campos conforme a necessidade do usuário.</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nux Biolinum G" svg:font-family="'Linux Biolinum G'" style:font-pitch="variable"/>
    <style:font-face style:name="Segoe UI" svg:font-family="'Segoe UI'" style:font-family-generic="system" style:font-pitch="variable"/>
    <style:font-face style:name="Slack-Lato" svg:font-family="Slack-Lato, Slack-Fractions, appleLogo,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14T13:53:45.763000000</dc:date>
    <meta:editing-duration>PT39S</meta:editing-duration>
    <meta:editing-cycles>1</meta:editing-cycles>
    <meta:document-statistic meta:table-count="0" meta:image-count="0" meta:object-count="0" meta:page-count="1" meta:paragraph-count="1" meta:word-count="439" meta:character-count="2853" meta:non-whitespace-character-count="2414"/>
    <meta:generator>LibreOffice/7.3.2.2$Windows_X86_64 LibreOffice_project/49f2b1bff42cfccbd8f788c8dc32c1c309559be0</meta:generator>
  </office:meta>
</office:document-meta>
</file>